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c08" officeooo:paragraph-rsid="0010bc08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gr1" style:family="graphic">
      <style:graphic-properties draw:fill-color="#ffffff" draw:textarea-horizontal-align="justify" draw:textarea-vertical-align="middle" draw:auto-grow-height="false" fo:min-height="0.896cm" fo:min-width="4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235cm" fo:min-width="2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164cm" fo:min-width="1.1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205cm" fo:min-width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1.217cm" fo:min-width="1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1.496cm" fo:min-width="1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1.628cm" fo:min-width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2.302cm" fo:min-width="4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0.026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2.275cm" fo:min-width="4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1.773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1.069cm" fo:min-width="1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1.452cm" fo:min-width="1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ffff" draw:textarea-horizontal-align="justify" draw:textarea-vertical-align="middle" draw:auto-grow-height="false" fo:min-height="1.002cm" fo:min-width="3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0.9cm" fo:min-width="2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ff" draw:textarea-horizontal-align="justify" draw:textarea-vertical-align="middle" draw:auto-grow-height="false" fo:min-height="1.168cm" fo:min-width="2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Arrow" draw:marker-end-width="0.176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Arrow" draw:marker-end-width="0.176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ffff" draw:textarea-horizontal-align="justify" draw:textarea-vertical-align="middle" draw:auto-grow-height="false" fo:min-height="1.009cm" fo:min-width="4.7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1.018cm" fo:min-width="2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1.75cm" fo:min-width="3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Фигура1" draw:style-name="gr1" draw:text-style-name="P3" svg:width="4.631cm" svg:height="1.271cm" svg:x="8.513cm" svg:y="-0.808cm"><text:p text:style-name="P2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name="Фигура2" draw:style-name="gr2" draw:text-style-name="P3" svg:width="3.996cm" svg:height="1.959cm" svg:x="8.777cm" svg:y="1.415cm"><text:p text:style-name="P2">a,b, c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Фигура3" draw:style-name="gr3" draw:text-style-name="P4" svg:width="2.382cm" svg:height="2.329cm" svg:x="9.65cm" svg:y="5.198cm"><text:p>a 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Фигура6" draw:style-name="gr6" draw:text-style-name="P4" svg:width="2.832cm" svg:height="2.991cm" svg:x="7.11cm" svg:y="12.474cm"><text:p>D &gt;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Фигура7" draw:style-name="gr7" draw:text-style-name="P4" svg:width="3.573cm" svg:height="3.255cm" svg:x="12.058cm" svg:y="12.236cm"><text:p>D 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Фигура8" draw:style-name="gr8" draw:text-style-name="P4" svg:width="4.948cm" svg:height="2.303cm" svg:x="7.878cm" svg:y="8.823cm"><text:p><text:s text:c="3"/>D = (b*b-4*a*c)</text:p><draw:enhanced-geometry svg:viewBox="0 0 21600 21600" draw:type="rectangle" draw:enhanced-path="M 0 0 L 21600 0 21600 21600 0 21600 0 0 Z N"/></draw:custom-shape><draw:custom-shape text:anchor-type="paragraph" draw:z-index="8" draw:name="Фигура9" draw:style-name="gr9" draw:text-style-name="P4" svg:width="0.08cm" svg:height="0.027cm" svg:x="8.301cm" svg:y="14.988cm"><text:p/><draw:enhanced-geometry svg:viewBox="0 0 21600 21600" draw:type="rectangle" draw:enhanced-path="M 0 0 L 21600 0 21600 21600 0 21600 0 0 Z N"/></draw:custom-shape><draw:custom-shape text:anchor-type="paragraph" draw:z-index="9" draw:name="Фигура10" draw:style-name="gr10" draw:text-style-name="P4" svg:width="4.075cm" svg:height="2.276cm" svg:x="6.581cm" svg:y="17.29cm"><text:p><text:s/>x1 = (-b+sqrt(D))/(2*a)</text:p><text:p><text:s/>x2 = (-b-sqrt(D))/(2*a)</text:p><draw:enhanced-geometry svg:viewBox="0 0 21600 21600" draw:type="rectangle" draw:enhanced-path="M 0 0 L 21600 0 21600 21600 0 21600 0 0 Z N"/></draw:custom-shape><draw:custom-shape text:anchor-type="paragraph" draw:z-index="10" draw:name="Фигура11" draw:style-name="gr11" draw:text-style-name="P4" svg:width="3.546cm" svg:height="1.773cm" svg:x="12.349cm" svg:y="17.395cm"><text:p><text:s/>X = -b /(2a)</text:p><draw:enhanced-geometry svg:viewBox="0 0 21600 21600" draw:type="rectangle" draw:enhanced-path="M 0 0 L 21600 0 21600 21600 0 21600 0 0 Z N"/></draw:custom-shape><draw:custom-shape text:anchor-type="paragraph" draw:z-index="11" draw:name="Фигура13" draw:style-name="gr12" draw:text-style-name="P3" svg:width="3.051cm" svg:height="1.694cm" svg:x="15.949cm" svg:y="20.729cm"><text:p text:style-name="P2">Нет</text:p><text:p text:style-name="P2">решений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3" draw:name="Фигура15" draw:style-name="gr14" draw:text-style-name="P3" svg:width="4.79cm" svg:height="1.588cm" svg:x="5.973cm" svg:y="21.179cm"><text:p text:style-name="P2">x1,x2 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5" draw:name="Фигура17" draw:style-name="gr16" draw:text-style-name="P3" svg:width="3.229cm" svg:height="1.853cm" svg:x="-2.256cm" svg:y="15.676cm"><text:p text:style-name="P2"><text:s/>x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6" draw:name="Фигура18" draw:style-name="gr17" draw:text-style-name="P2" svg:x1="10.841cm" svg:y1="0.462cm" svg:x2="10.841cm" svg:y2="1.415cm"><text:p/></draw:line><draw:line text:anchor-type="paragraph" draw:z-index="17" draw:name="Фигура19" draw:style-name="gr17" draw:text-style-name="P2" svg:x1="10.841cm" svg:y1="3.478cm" svg:x2="10.841cm" svg:y2="5.198cm"><text:p/></draw:line><draw:line text:anchor-type="paragraph" draw:z-index="23" draw:name="Фигура26" draw:style-name="gr17" draw:text-style-name="P2" svg:x1="8.46cm" svg:y1="11.257cm" svg:x2="8.46cm" svg:y2="12.474cm"><text:p/></draw:line><draw:line text:anchor-type="paragraph" draw:z-index="24" draw:name="Фигура27" draw:style-name="gr18" draw:text-style-name="P2" svg:x1="9.941cm" svg:y1="13.929cm" svg:x2="12.19cm" svg:y2="13.929cm"><text:p text:style-name="P2">Нет </text:p><text:p text:style-name="P2"/></draw:line><draw:line text:anchor-type="paragraph" draw:z-index="25" draw:name="Фигура28" draw:style-name="gr20" draw:text-style-name="P3" svg:x1="13.857cm" svg:y1="15.49cm" svg:x2="13.857cm" svg:y2="17.395cm"><text:p text:style-name="P2">Да</text:p><text:p text:style-name="P2"/></draw:line><draw:line text:anchor-type="paragraph" draw:z-index="26" draw:name="Фигура29" draw:style-name="gr20" draw:text-style-name="P3" svg:x1="8.486cm" svg:y1="15.464cm" svg:x2="8.486cm" svg:y2="17.29cm"><text:p text:style-name="P2">Да</text:p><text:p text:style-name="P2"/></draw:line><draw:line text:anchor-type="paragraph" draw:z-index="27" draw:name="Фигура30" draw:style-name="gr19" draw:text-style-name="P2" svg:x1="15.63cm" svg:y1="13.85cm" svg:x2="17.8cm" svg:y2="13.85cm"><text:p text:style-name="P2">Нет</text:p><text:p text:style-name="P2"/></draw:line><draw:line text:anchor-type="paragraph" draw:z-index="28" draw:name="Фигура31" draw:style-name="gr21" draw:text-style-name="P3" svg:x1="17.799cm" svg:y1="13.85cm" svg:x2="17.799cm" svg:y2="20.729cm"><text:p/></draw:line><draw:line text:anchor-type="paragraph" draw:z-index="29" draw:name="Фигура32" draw:style-name="gr21" draw:text-style-name="P3" svg:x1="13.91cm" svg:y1="19.168cm" svg:x2="13.91cm" svg:y2="21.576cm"><text:p/></draw:line><draw:line text:anchor-type="paragraph" draw:z-index="30" draw:name="Фигура33" draw:style-name="gr21" draw:text-style-name="P3" svg:x1="8.327cm" svg:y1="19.565cm" svg:x2="8.327cm" svg:y2="21.179cm"><text:p/></draw:line><draw:custom-shape text:anchor-type="paragraph" draw:z-index="32" draw:name="Фигура34" draw:style-name="gr23" draw:text-style-name="P3" svg:width="5.213cm" svg:height="1.43cm" svg:x="6.131cm" svg:y="25.915cm"><text:p text:style-name="P2">Конец 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35" draw:name="Фигура37" draw:style-name="gr22" draw:text-style-name="P3" svg:x1="2.347cm" svg:y1="17.29cm" svg:x2="2.321cm" svg:y2="23.984cm"><text:p/></draw:line><draw:line text:anchor-type="paragraph" draw:z-index="36" draw:name="Фигура38" draw:style-name="gr22" draw:text-style-name="P3" svg:x1="8.777cm" svg:y1="22.767cm" svg:x2="8.777cm" svg:y2="23.984cm"><text:p/></draw:line><draw:line text:anchor-type="paragraph" draw:z-index="39" draw:name="Фигура41" draw:style-name="gr24" draw:text-style-name="P2" svg:x1="3.565cm" svg:y1="11.178cm" svg:x2="2.639cm" svg:y2="11.178cm"><text:p/></draw:line><draw:line text:anchor-type="paragraph" draw:z-index="40" draw:name="Фигура42" draw:style-name="gr18" draw:text-style-name="P2" svg:x1="2.639cm" svg:y1="11.178cm" svg:x2="2.639cm" svg:y2="15.676cm"><text:p text:style-name="P2">Нет</text:p><text:p text:style-name="P2"><text:s/></text:p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" draw:name="Фигура4" draw:style-name="gr4" draw:text-style-name="P4" svg:width="2.435cm" svg:height="2.408cm" svg:x="4.034cm" svg:y="0.277cm"><text:p>b 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/>
      <text:p text:style-name="P1"><draw:line text:anchor-type="paragraph" draw:z-index="20" draw:name="Фигура23" draw:style-name="gr19" draw:text-style-name="P2" svg:x1="-0.086cm" svg:y1="0.007cm" svg:x2="4.034cm" svg:y2="0.026cm"><text:p text:style-name="P2">Нет</text:p><text:p text:style-name="P2"/></draw:line><draw:line text:anchor-type="paragraph" draw:z-index="42" draw:name="Фигура20" draw:style-name="gr18" draw:text-style-name="P2" svg:x1="9.65cm" svg:y1="0.113cm" svg:x2="6.452cm" svg:y2="0.113cm"><text:p text:style-name="P2"><text:s/>Да</text:p><text:p text:style-name="P2"/><text:p text:style-name="P2"><text:s/></text:p></draw:line><draw:line text:anchor-type="paragraph" draw:z-index="44" draw:name="Фигура45" draw:style-name="gr17" draw:text-style-name="P2" svg:x1="-0.086cm" svg:y1="0.007cm" svg:x2="-0.086cm" svg:y2="4.48cm"><text:p/></draw:line></text:p>
      <text:p text:style-name="P1"/>
      <text:p text:style-name="P1"><draw:line text:anchor-type="paragraph" draw:z-index="18" draw:name="Фигура21" draw:style-name="gr18" draw:text-style-name="P2" svg:x1="10.814cm" svg:y1="0.224cm" svg:x2="10.814cm" svg:y2="1.52cm"><text:p text:style-name="P2">Нет </text:p><text:p text:style-name="P2"/></draw:line><draw:line text:anchor-type="paragraph" draw:z-index="19" draw:name="Фигура22" draw:style-name="gr18" draw:text-style-name="P2" svg:x1="5.223cm" svg:y1="0.25cm" svg:x2="5.223cm" svg:y2="2.684cm"><text:p text:style-name="P2">Да </text:p><text:p text:style-name="P2"/></draw:line></text:p>
      <text:p text:style-name="P1"/>
      <text:p text:style-name="P1"/>
      <text:p text:style-name="P1"/>
      <text:p text:style-name="P1"/>
      <text:p text:style-name="P1"><draw:custom-shape text:anchor-type="paragraph" draw:z-index="4" draw:name="Фигура5" draw:style-name="gr5" draw:text-style-name="P4" svg:width="2.673cm" svg:height="2.435cm" svg:x="3.787cm" svg:y="0.25cm"><text:p>c 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><draw:custom-shape text:anchor-type="paragraph" draw:z-index="43" draw:name="Фигура44" draw:style-name="gr26" draw:text-style-name="P3" svg:width="3.135cm" svg:height="1.751cm" svg:x="-1.716cm" svg:y="0.099cm"><text:p text:style-name="P2">x = -c/b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22" draw:name="Фигура25" draw:style-name="gr17" draw:text-style-name="P2" svg:x1="-0.086cm" svg:y1="0.471cm" svg:x2="-0.086cm" svg:y2="3.505cm"><text:p/></draw:line><draw:line text:anchor-type="paragraph" draw:z-index="21" draw:name="Фигура24" draw:style-name="gr18" draw:text-style-name="P2" svg:x1="5.129cm" svg:y1="0.25cm" svg:x2="5.129cm" svg:y2="3.16cm"><text:p text:style-name="P2"><text:s/>Да </text:p></draw:line></text:p>
      <text:p text:style-name="P1"/>
      <text:p text:style-name="P1"><draw:line text:anchor-type="paragraph" draw:z-index="38" draw:name="Фигура40" draw:style-name="gr22" draw:text-style-name="P3" svg:x1="17.852cm" svg:y1="9.278cm" svg:x2="17.852cm" svg:y2="10.839cm"><text:p/></draw:line><draw:line text:anchor-type="paragraph" draw:z-index="33" draw:name="Фигура35" draw:style-name="gr17" draw:text-style-name="P2" svg:x1="8.777cm" svg:y1="10.839cm" svg:x2="8.777cm" svg:y2="12.744cm"><text:p/></draw:line><draw:line text:anchor-type="paragraph" draw:z-index="37" draw:name="Фигура39" draw:style-name="gr22" draw:text-style-name="P3" svg:x1="13.921cm" svg:y1="9.861cm" svg:x2="13.921cm" svg:y2="10.866cm"><text:p/></draw:line><draw:custom-shape text:anchor-type="paragraph" draw:z-index="14" draw:name="Фигура16" draw:style-name="gr15" draw:text-style-name="P3" svg:width="3.758cm" svg:height="1.43cm" svg:x="12.016cm" svg:y="8.431cm"><text:p text:style-name="P2">x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4" draw:name="Фигура36" draw:style-name="gr22" draw:text-style-name="P3" svg:x1="-0.03cm" svg:y1="4.41cm" svg:x2="-0.03cm" svg:y2="10.866cm"><text:p/></draw:line><draw:line text:anchor-type="paragraph" draw:z-index="31" draw:name="Фигура12" draw:style-name="gr22" draw:text-style-name="P3" svg:x1="-0.03cm" svg:y1="10.839cm" svg:x2="17.852cm" svg:y2="10.865cm"><text:p/></draw:line><draw:custom-shape text:anchor-type="paragraph" draw:z-index="41" draw:name="Фигура43" draw:style-name="gr25" draw:text-style-name="P3" svg:width="3.52cm" svg:height="1.615cm" svg:x="0.734cm" svg:y="2.531cm"><text:p text:style-name="P2">Нет</text:p><text:p text:style-name="P2">решений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2" draw:name="Фигура14" draw:style-name="gr13" draw:text-style-name="P4" svg:width="2.682cm" svg:height="2.303cm" svg:x="3.9cm" svg:y="2.187cm"><text:p>Любое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5" draw:name="Фигура46" draw:style-name="gr24" draw:text-style-name="P2" svg:x1="5.172cm" svg:y1="4.489cm" svg:x2="5.172cm" svg:y2="10.83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4:00:40.293000000</meta:creation-date>
    <dc:date>2020-10-09T17:06:54.159000000</dc:date>
    <meta:editing-duration>PT28M25S</meta:editing-duration>
    <meta:editing-cycles>8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